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5a00f" officeooo:paragraph-rsid="0015a00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 @JsonIgnore</text:p>
      <text:p text:style-name="P1">2. CORS error</text:p>
      <text:p text:style-name="P1">3. Fetch type lazy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5T17:01:41.355628509</meta:creation-date>
    <dc:date>2023-11-26T04:14:19.305547104</dc:date>
    <meta:editing-duration>PT11H12M38S</meta:editing-duration>
    <meta:editing-cycles>1</meta:editing-cycles>
    <meta:document-statistic meta:table-count="0" meta:image-count="0" meta:object-count="0" meta:page-count="1" meta:paragraph-count="3" meta:word-count="9" meta:character-count="45" meta:non-whitespace-character-count="39"/>
    <meta:generator>LibreOffice/7.6.2.1$Linux_X86_64 LibreOffice_project/60$Build-1</meta:generator>
  </office:meta>
</office:document-meta>
</file>